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GMA foreign_keys=OFF;</text:p>
      <text:p text:style-name="Standard">BEGIN TRANSACTION;</text:p>
      <text:p text:style-name="Standard">CREATE TABLE CUSTOMER</text:p>
      <text:p text:style-name="Standard">(</text:p>
      <text:p text:style-name="Standard">customer_id varchar(20) NOT NULL,</text:p>
      <text:p text:style-name="Standard">customer_name varchar(20) NOT NULL,</text:p>
      <text:p text:style-name="Standard">customer_address varchar(20),</text:p>
      <text:p text:style-name="Standard">city varchar(20),</text:p>
      <text:p text:style-name="Standard">state varchar(20),</text:p>
      <text:p text:style-name="Standard">postal_code varchar(20),</text:p>
      <text:p text:style-name="Standard">PRIMARY KEY(customer_id));</text:p>
      <text:p text:style-name="Standard">INSERT INTO "CUSTOMER" VALUES('1','John Doe','392 Sunset Blvd.','New York','NT','10059');</text:p>
      <text:p text:style-name="Standard">INSERT INTO "CUSTOMER" VALUES('2','Mary Smith','6900 Main St.','San Francisco','CA','94032');</text:p>
      <text:p text:style-name="Standard">INSERT INTO "CUSTOMER" VALUES('3','Richard Newman','2040 Riverside Rd.','San Diego','CA','92010');</text:p>
      <text:p text:style-name="Standard">INSERT INTO "CUSTOMER" VALUES('4','Cathy Cook','4010 Speedway.','Tucson','AZ','85719');</text:p>
      <text:p text:style-name="Standard">CREATE TABLE ORDERS</text:p>
      <text:p text:style-name="Standard">(</text:p>
      <text:p text:style-name="Standard">order_id varchar(20) NOT NULL,</text:p>
      <text:p text:style-name="Standard">order_date date,</text:p>
      <text:p text:style-name="Standard">customer_id varchar(20) not NULL,</text:p>
      <text:p text:style-name="Standard">PRIMARY KEY(order_id),</text:p>
      <text:p text:style-name="Standard">FOREIGN KEY(customer_id) REFERENCES CUSTOMER(customer_id));</text:p>
      <text:p text:style-name="Standard">INSERT INTO "ORDERS" VALUES('100','01-OCT-04','1');</text:p>
      <text:p text:style-name="Standard">INSERT INTO "ORDERS" VALUES('101','01-OCT-04','2');</text:p>
      <text:p text:style-name="Standard">INSERT INTO "ORDERS" VALUES('102','02-OCT-04','3');</text:p>
      <text:p text:style-name="Standard">INSERT INTO "ORDERS" VALUES('103','03-OCT-04','2');</text:p>
      <text:p text:style-name="Standard">INSERT INTO "ORDERS" VALUES('104','10-OCT-04','1');</text:p>
      <text:p text:style-name="Standard">INSERT INTO "ORDERS" VALUES('105','10-OCT-04','4');</text:p>
      <text:p text:style-name="Standard">INSERT INTO "ORDERS" VALUES('106','10-OCT-04','2');</text:p>
      <text:p text:style-name="Standard">INSERT INTO "ORDERS" VALUES('107','12-OCT-04','4');</text:p>
      <text:p text:style-name="Standard">CREATE TABLE PRODUCT</text:p>
      <text:p text:style-name="Standard">(</text:p>
      <text:p text:style-name="Standard">product_id varchar(20) NOT NULL,</text:p>
      <text:p text:style-name="Standard">product_description varchar(20),</text:p>
      <text:p text:style-name="Standard">product_finish varchar(20),</text:p>
      <text:p text:style-name="Standard">standard_price varchar(20) NOT NULL,</text:p>
      <text:p text:style-name="Standard">product_line_id varchar(20) NOT NULL,</text:p>
      <text:p text:style-name="Standard">PRIMARY KEY(product_id));</text:p>
      <text:p text:style-name="Standard">INSERT INTO "PRODUCT" VALUES('1000','Office Desk','Cherry','95','10');</text:p>
      <text:p text:style-name="Standard">INSERT INTO "PRODUCT" VALUES('1001','Manager''s Desk','Red Oak','199','10');</text:p>
      <text:p text:style-name="Standard">INSERT INTO "PRODUCT" VALUES('2000','Office Chair','Cherry','75','20');</text:p>
      <text:p text:style-name="Standard">INSERT INTO "PRODUCT" VALUES('2001','Manager''s Desk','Natural Oak','129','20');</text:p>
      <text:p text:style-name="Standard">INSERT INTO "PRODUCT" VALUES('3000','Book Shelf','Natural Ash','35','30');</text:p>
      <text:p text:style-name="Standard">INSERT INTO "PRODUCT" VALUES('3001','Duplex Book Shelf','White Ash','80','30');</text:p>
      <text:p text:style-name="Standard">INSERT INTO "PRODUCT" VALUES('4000','Table Lamp','Natural Ash','15','40');</text:p>
      <text:p text:style-name="Standard">INSERT INTO "PRODUCT" VALUES('4001','Duplex Table Lamp','White Ash','40','40');</text:p>
      <text:p text:style-name="Standard">INSERT INTO "PRODUCT" VALUES('9999','Keyboard','Plastic','20','50');</text:p>
      <text:p text:style-name="Standard">CREATE TABLE ORDER_LINE</text:p>
      <text:p text:style-name="Standard"><text:soft-page-break/>(</text:p>
      <text:p text:style-name="Standard">order_id varchar(20) NOT NULL,</text:p>
      <text:p text:style-name="Standard">product_id varchar(20) NOT NULL,</text:p>
      <text:p text:style-name="Standard">ordered_quantity varchar(20) NOT NULL,</text:p>
      <text:p text:style-name="Standard">PRIMARY KEY(order_id,product_id),</text:p>
      <text:p text:style-name="Standard">FOREIGN KEY(order_id) REFERENCES ORDERS(order_id),</text:p>
      <text:p text:style-name="Standard">FOREIGN KEY(product_id) REFERENCES PRODUCT(product_id));</text:p>
      <text:p text:style-name="Standard">INSERT INTO "ORDER_LINE" VALUES('100','4000','1');</text:p>
      <text:p text:style-name="Standard">INSERT INTO "ORDER_LINE" VALUES('101','1000','2');</text:p>
      <text:p text:style-name="Standard">INSERT INTO "ORDER_LINE" VALUES('101','2000','2');</text:p>
      <text:p text:style-name="Standard">INSERT INTO "ORDER_LINE" VALUES('102','3000','1');</text:p>
      <text:p text:style-name="Standard">INSERT INTO "ORDER_LINE" VALUES('102','2000','1');</text:p>
      <text:p text:style-name="Standard">INSERT INTO "ORDER_LINE" VALUES('103','4001','1');</text:p>
      <text:p text:style-name="Standard">INSERT INTO "ORDER_LINE" VALUES('104','2000','1');</text:p>
      <text:p text:style-name="Standard">INSERT INTO "ORDER_LINE" VALUES('105','3001','2');</text:p>
      <text:p text:style-name="Standard">INSERT INTO "ORDER_LINE" VALUES('105','9999','5');</text:p>
      <text:p text:style-name="Standard">INSERT INTO "ORDER_LINE" VALUES('106','3000','1');</text:p>
      <text:p text:style-name="Standard">INSERT INTO "ORDER_LINE" VALUES('106','4000','1');</text:p>
      <text:p text:style-name="Standard">INSERT INTO "ORDER_LINE" VALUES('107','4001','1');</text:p>
      <text:p text:style-name="Standard">COMMI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28:08</meta:creation-date>
    <dc:date>2015-10-27T16:28:35</dc:date>
    <meta:editing-duration>P0D</meta:editing-duration>
    <meta:editing-cycles>1</meta:editing-cycles>
    <meta:document-statistic meta:table-count="0" meta:image-count="0" meta:object-count="0" meta:page-count="2" meta:paragraph-count="68" meta:word-count="257" meta:character-count="3019" meta:non-whitespace-character-count="2763"/>
    <meta:generator>LibreOffice/3.5$Linux_X86_64 LibreOffice_project/350m1$Build-2</meta:generator>
  </office:meta>
</office:document-meta>
</file>